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ython Measure the Execution Time of a Program</text:h>
      <text:p text:style-name="Standard"/>
      <text:p text:style-name="Text_20_body">Measuring the execution time of a program or parts of it will depend on your operating system, Python version, and what you mean by ‘time’.</text:p>
      <text:p text:style-name="Text_20_body"/>
      <text:h text:style-name="Heading_20_2" text:outline-level="2"><text:bookmark text:name="wall-time-vs-cpu-time"/>Wall time vs. CPU time</text:h>
      <text:p text:style-name="Text_20_body"/>
      <text:list xml:id="list3620006535" text:style-name="L1">
        <text:list-item>
          <text:p text:style-name="P2"><text:a xlink:type="simple" xlink:href="https://en.wikipedia.org/wiki/Elapsed_real_time" office:target-frame-name="_blank" xlink:show="new" text:style-name="Internet_20_link" text:visited-style-name="Visited_20_Internet_20_Link">Wall time</text:a> (also known as clock time or wall-clock time) is simply the total time elapsed during the measurement. It’s the time you can measure with a stopwatch. It is the difference between the time at which a program finished its execution and the time at which the program started. <text:span text:style-name="Strong_20_Emphasis">It also includes waiting time for resources</text:span>.</text:p>
        </text:list-item>
        <text:list-item>
          <text:p text:style-name="P1"><text:a xlink:type="simple" xlink:href="https://en.wikipedia.org/wiki/CPU_time" office:target-frame-name="_blank" xlink:show="new" text:style-name="Internet_20_link" text:visited-style-name="Visited_20_Internet_20_Link">CPU Time</text:a>, on the other hand, refers to the time the CPU was busy processing the program’s instructions. The time spent waiting for other task to complete (like I/O operations) is not included in the CPU time. <text:span text:style-name="Strong_20_Emphasis">It does not include the waiting time for resources.</text:span></text:p>
        </text:list-item>
      </text:list>
      <text:p text:style-name="Text_20_body"/>
      <text:p text:style-name="Text_20_body">For example, a program reports that it has used “CPU time 0m0.2s, Wall time 2m4s”. It means the program was active for 2 minutes and four seconds. Still, the computer’s processor spent only 0.2 seconds performing calculations for the program. May be program was waiting for some resources to become available.</text:p>
      <text:p text:style-name="Text_20_body"/>
      <text:p text:style-name="Text_20_body"/>
      <text:list xml:id="list2164160642" text:style-name="L2">
        <text:list-item>
          <text:p text:style-name="P4"><text:span text:style-name="Source_20_Text"><text:span text:style-name="T2">time.time()</text:span></text:span>: Measure the the total time elapsed to execute the code in seconds.</text:p>
        </text:list-item>
        <text:list-item>
          <text:p text:style-name="P4"><text:span text:style-name="Source_20_Text"><text:span text:style-name="T2">timeit.timeit()</text:span></text:span>: Simple way to time a small piece of Python code</text:p>
        </text:list-item>
        <text:list-item>
          <text:p text:style-name="P4"><text:span text:style-name="Source_20_Text"><text:span text:style-name="T2">%timeit</text:span></text:span><text:span text:style-name="T2"> and </text:span><text:span text:style-name="Source_20_Text"><text:span text:style-name="T2">%%timeit</text:span></text:span>: command to get the execution time of a single line of code and multiple lines of code.</text:p>
        </text:list-item>
        <text:list-item>
          <text:p text:style-name="P3"><text:span text:style-name="Source_20_Text"><text:span text:style-name="T2">datetime.datetime.now()</text:span></text:span>: Get execution time in hours-minutes-seconds format</text:p>
        </text:list-item>
      </text:list>
      <text:p text:style-name="Text_20_body"/>
      <text:p text:style-name="Text_20_body">The <text:span text:style-name="Source_20_Text">time.time()</text:span> will measure the wall clock time. If you want to measure the CPU execution time of a program use the <text:span text:style-name="Source_20_Text">time.process_time()</text:span> instead of <text:span text:style-name="Source_20_Text">time.time()</text:span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1:13:41.848856418</meta:creation-date>
    <dc:date>2023-06-26T01:45:23.666015850</dc:date>
    <meta:editing-duration>PT21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75" meta:character-count="1596" meta:non-whitespace-character-count="1338"/>
  </office:meta>
</office:document-meta>
</file>